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80000004839EB6B967AB9AE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Condensed" svg:font-family="'Ubuntu Condensed'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579d1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solid" draw:fill-color="#c0c0c0" draw:textarea-horizontal-align="justify" draw:textarea-vertical-align="middle" draw:auto-grow-height="false" fo:min-height="1.644cm" fo:min-width="0.794cm" fo:padding-top="0.178cm" fo:padding-bottom="0.178cm" fo:padding-left="0.303cm" fo:padding-right="0.303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0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8cm" fo:min-width="0cm"/>
      <style:paragraph-properties style:writing-mode="lr-tb"/>
    </style:style>
    <style:style style:name="gr7" style:family="graphic" style:parent-style-name="objectwithoutfill">
      <style:graphic-properties svg:stroke-width="0.106cm" svg:stroke-color="#069a2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objectwithoutfill">
      <style:graphic-properties svg:stroke-width="0.028cm" svg:stroke-color="#a0a0a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69cm" fo:min-width="0cm"/>
      <style:paragraph-properties style:writing-mode="lr-tb"/>
    </style:style>
    <style:style style:name="gr11" style:family="graphic" style:parent-style-name="standard">
      <style:graphic-properties svg:stroke-color="#000000" svg:stroke-opacity="25%" draw:fill="none" draw:opacity="25%" draw:textarea-horizontal-align="justify" draw:textarea-vertical-align="middle" draw:auto-grow-height="false" fo:min-height="0.45cm" fo:min-width="0cm"/>
    </style:style>
    <style:style style:name="gr12" style:family="graphic" style:parent-style-name="standard">
      <style:graphic-properties svg:stroke-color="#000000" svg:stroke-opacity="25%" draw:fill="solid" draw:fill-color="#000000" draw:opacity="25%" draw:textarea-horizontal-align="justify" draw:textarea-vertical-align="middle" draw:auto-grow-height="false" fo:min-height="0.0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53cm" fo:min-width="0cm"/>
      <style:paragraph-properties style:writing-mode="lr-tb"/>
    </style:style>
    <style:style style:name="gr14" style:family="graphic" style:parent-style-name="objectwithoutfill">
      <style:graphic-properties svg:stroke-width="0.028cm" svg:stroke-color="#ff6347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18cm" svg:stroke-color="#ffd32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solid" draw:fill-color="#87ceeb" draw:textarea-horizontal-align="justify" draw:textarea-vertical-align="middle" draw:auto-grow-height="false" fo:min-height="0.15cm" fo:min-width="0.2cm" fo:padding-top="0.142cm" fo:padding-bottom="0.142cm" fo:padding-left="0.267cm" fo:padding-right="0.267cm"/>
    </style:style>
    <style:style style:name="gr1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034cm" fo:min-width="0cm" fo:padding-top="0.178cm" fo:padding-bottom="0.178cm" fo:padding-left="0.303cm" fo:padding-right="0.303cm" fo:wrap-option="wrap"/>
    </style:style>
    <style:style style:name="gr18" style:family="graphic" style:parent-style-name="objectwithoutfill">
      <style:graphic-properties svg:stroke-width="0.028cm" svg:stroke-color="#3465a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0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draw:fit-to-size="false" style:shrink-to-fit="true" fo:min-height="1.105cm" fo:min-width="0cm"/>
      <style:paragraph-properties style:writing-mode="lr-tb"/>
    </style:style>
    <style:style style:name="gr21" style:family="graphic" style:parent-style-name="objectwithoutfill">
      <style:graphic-properties svg:stroke-color="#000000" draw:fill="none" draw:textarea-vertical-align="middle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808080" draw:textarea-horizontal-align="justify" draw:textarea-vertical-align="middle" draw:auto-grow-height="false" fo:min-height="0.116cm" fo:min-width="0.166cm" fo:padding-top="0.142cm" fo:padding-bottom="0.142cm" fo:padding-left="0.267cm" fo:padding-right="0.267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style:font-name="Ubuntu Condensed"/>
    </style:style>
    <style:style style:name="P2" style:family="paragraph">
      <loext:graphic-properties draw:fill="solid" draw:fill-color="#c0c0c0"/>
      <style:paragraph-properties fo:text-align="center"/>
      <style:text-properties style:font-name="Ubuntu Condensed"/>
    </style:style>
    <style:style style:name="P3" style:family="paragraph">
      <loext:graphic-properties draw:fill="solid" draw:fill-color="#000000"/>
      <style:paragraph-properties fo:text-align="center"/>
      <style:text-properties style:font-name="Ubuntu Condense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Ubuntu Condensed" fo:font-size="10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Ubuntu Condensed" fo:font-size="7pt" fo:font-style="normal"/>
    </style:style>
    <style:style style:name="P7" style:family="paragraph">
      <loext:graphic-properties draw:fill="none" draw:opacity="25%"/>
      <style:paragraph-properties fo:text-align="center"/>
      <style:text-properties style:font-name="Ubuntu Condensed"/>
    </style:style>
    <style:style style:name="P8" style:family="paragraph">
      <loext:graphic-properties draw:fill="solid" draw:fill-color="#000000" draw:opacity="25%"/>
      <style:paragraph-properties fo:text-align="center"/>
      <style:text-properties style:font-name="Ubuntu Condensed"/>
    </style:style>
    <style:style style:name="P9" style:family="paragraph">
      <loext:graphic-properties draw:fill="solid" draw:fill-color="#87ceeb"/>
      <style:paragraph-properties fo:text-align="center"/>
      <style:text-properties style:font-name="Ubuntu Condense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style:font-name="Ubuntu Condensed" fo:font-size="7pt" fo:font-style="normal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 style:writing-mode="lr-tb"/>
      <style:text-properties style:font-name="Ubuntu Condensed" fo:font-size="7pt" fo:font-style="normal"/>
    </style:style>
    <style:style style:name="P15" style:family="paragraph">
      <loext:graphic-properties draw:fill="solid" draw:fill-color="#808080"/>
      <style:paragraph-properties fo:text-align="center"/>
      <style:text-properties style:font-name="Ubuntu Condensed"/>
    </style:style>
    <style:style style:name="T1" style:family="text">
      <style:text-properties style:font-name="Ubuntu Condensed" fo:font-size="10pt"/>
    </style:style>
    <style:style style:name="T2" style:family="text">
      <style:text-properties style:font-name="Ubuntu Condensed" fo:font-size="7pt" fo:font-style="normal"/>
    </style:style>
    <style:style style:name="T3" style:family="text">
      <style:text-properties style:font-name="Ubuntu Condensed" fo:font-size="7pt" fo:font-style="norm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598cm" svg:height="1.499cm" draw:transform="rotate (-1.5707963267949) translate (7.3cm 9.102cm)" svg:viewBox="0 0 599 1500" svg:d="M599 0c0 900-100 1400-599 1500">
          <text:p/>
        </draw:path>
        <draw:custom-shape draw:style-name="gr2" draw:text-style-name="P1" draw:layer="layout" svg:width="2cm" svg:height="2cm" svg:x="5cm" svg:y="2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5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cm" svg:height="2cm" svg:x="10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5cm" svg:y="8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0.3cm" svg:height="0.7cm" svg:x="5.1cm" svg:y="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" draw:text-style-name="P3" draw:layer="layout" svg:width="0.3cm" svg:height="0.3cm" svg:x="5.1cm" svg:y="8.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4" draw:text-style-name="P1" draw:layer="layout" svg:width="0.3cm" svg:height="0.7cm" svg:x="5.6cm" svg:y="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" draw:text-style-name="P3" draw:layer="layout" svg:width="0.3cm" svg:height="0.3cm" svg:x="5.6cm" svg:y="8.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4" draw:text-style-name="P1" draw:layer="layout" svg:width="0.3cm" svg:height="0.7cm" svg:x="5.14cm" svg:y="20.11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" draw:text-style-name="P3" draw:layer="layout" svg:width="0.3cm" svg:height="0.3cm" svg:x="5.14cm" svg:y="20.81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4" draw:text-style-name="P1" draw:layer="layout" svg:width="0.3cm" svg:height="0.7cm" svg:x="5.6cm" svg:y="20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" draw:text-style-name="P3" draw:layer="layout" svg:width="0.3cm" svg:height="0.3cm" svg:x="5.6cm" svg:y="20.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6" draw:text-style-name="P5" draw:layer="layout" svg:width="4cm" svg:height="0.73cm" svg:x="4cm" svg:y="7.27cm">
          <draw:text-box>
            <text:p text:style-name="P4"><text:span text:style-name="T1">quadro secondo piano</text:span></text:p>
          </draw:text-box>
        </draw:frame>
        <draw:frame draw:style-name="gr6" draw:text-style-name="P5" draw:layer="layout" svg:width="4cm" svg:height="0.73cm" svg:x="8.7cm" svg:y="12.27cm">
          <draw:text-box>
            <text:p text:style-name="P4"><text:span text:style-name="T1">i</text:span><text:span text:style-name="T1">n</text:span><text:span text:style-name="T1">v</text:span><text:span text:style-name="T1">e</text:span><text:span text:style-name="T1">r</text:span><text:span text:style-name="T1">t</text:span><text:span text:style-name="T1">e</text:span><text:span text:style-name="T1">r</text:span></text:p>
          </draw:text-box>
        </draw:frame>
        <draw:frame draw:style-name="gr6" draw:text-style-name="P5" draw:layer="layout" svg:width="4cm" svg:height="0.73cm" svg:x="14cm" svg:y="15.3cm">
          <draw:text-box>
            <text:p text:style-name="P4"><text:span text:style-name="T1">q</text:span><text:span text:style-name="T1">u</text:span><text:span text:style-name="T1">a</text:span><text:span text:style-name="T1">d</text:span><text:span text:style-name="T1">r</text:span><text:span text:style-name="T1">o</text:span><text:span text:style-name="T1"> </text:span><text:span text:style-name="T1">p</text:span><text:span text:style-name="T1">i</text:span><text:span text:style-name="T1">a</text:span><text:span text:style-name="T1">n</text:span><text:span text:style-name="T1">o</text:span><text:span text:style-name="T1"> </text:span><text:span text:style-name="T1">t</text:span><text:span text:style-name="T1">e</text:span><text:span text:style-name="T1">r</text:span><text:span text:style-name="T1">r</text:span><text:span text:style-name="T1">a</text:span></text:p>
          </draw:text-box>
        </draw:frame>
        <draw:frame draw:style-name="gr6" draw:text-style-name="P5" draw:layer="layout" svg:width="4cm" svg:height="0.73cm" svg:x="4cm" svg:y="21.97cm">
          <draw:text-box>
            <text:p text:style-name="P4"><text:span text:style-name="T1">vano contatore</text:span></text:p>
          </draw:text-box>
        </draw:frame>
        <draw:path draw:style-name="gr7" draw:text-style-name="P1" draw:layer="layout" svg:width="9.281cm" svg:height="1.38cm" draw:transform="rotate (0.433365253270192) translate (6.49671152624488cm 20.0445251714689cm)" svg:viewBox="0 0 9282 1381" svg:d="M0 722c3221-1484 6789-384 9282 659">
          <text:p/>
        </draw:path>
        <draw:path draw:style-name="gr7" draw:text-style-name="P1" draw:layer="layout" svg:width="10.838cm" svg:height="1.551cm" draw:transform="rotate (-1.51372406025468) translate (7.04105939656938cm 9.51195262935427cm)" svg:viewBox="0 0 10839 1552" svg:d="M0 1544c3295 188 7399-3284 10839-383">
          <text:p/>
        </draw:path>
        <draw:path draw:style-name="gr8" draw:text-style-name="P1" draw:layer="layout" svg:width="6.6cm" svg:height="2.385cm" draw:transform="rotate (-1.82805785853886) translate (10.6874354325693cm 14.7230035109133cm)" svg:viewBox="0 0 6601 2386" svg:d="M0 90c1766-361 2988 352 6601 2296">
          <text:p/>
        </draw:path>
        <draw:path draw:style-name="gr9" draw:text-style-name="P1" draw:layer="layout" svg:width="0.224cm" svg:height="0.599cm" draw:transform="rotate (-1.5707963267949) translate (5.8cm 9.1cm)" svg:viewBox="0 0 225 600" svg:d="M0 600c300 0 300-600 0-600">
          <text:p/>
        </draw:path>
        <draw:path draw:style-name="gr9" draw:text-style-name="P1" draw:layer="layout" svg:width="0.224cm" svg:height="0.599cm" draw:transform="rotate (-1.5707963267949) translate (5.8cm 21.1cm)" svg:viewBox="0 0 225 600" svg:d="M0 600c300 0 300-600 0-600">
          <text:p/>
        </draw:path>
        <draw:frame draw:style-name="gr10" draw:text-style-name="P6" draw:layer="layout" svg:width="2.3cm" svg:height="0.919cm" svg:x="12.4cm" svg:y="17.481cm">
          <draw:text-box>
            <text:p text:style-name="P4"><text:span text:style-name="T2">(4 coppie libere)</text:span></text:p>
          </draw:text-box>
        </draw:frame>
        <draw:g>
          <draw:custom-shape draw:style-name="gr11" draw:text-style-name="P7" draw:layer="layout" svg:width="0.3cm" svg:height="0.7cm" svg:x="6.1cm" svg:y="8.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2" draw:text-style-name="P8" draw:layer="layout" svg:width="0.3cm" svg:height="0.3cm" svg:x="6.1cm" svg:y="8.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frame draw:style-name="gr13" draw:text-style-name="P6" draw:layer="layout" svg:width="0.5cm" svg:height="0.803cm" svg:x="5.5cm" svg:y="19.9cm">
          <draw:text-box>
            <text:p text:style-name="P4"><text:span text:style-name="T2">10</text:span></text:p>
          </draw:text-box>
        </draw:frame>
        <draw:frame draw:style-name="gr13" draw:text-style-name="P6" draw:layer="layout" svg:width="0.5cm" svg:height="0.803cm" svg:x="5.04cm" svg:y="19.901cm">
          <draw:text-box>
            <text:p text:style-name="P4"><text:span text:style-name="T2">11</text:span></text:p>
          </draw:text-box>
        </draw:frame>
        <draw:path draw:style-name="gr14" draw:text-style-name="P1" draw:layer="layout" svg:width="0.818cm" svg:height="0.699cm" draw:transform="rotate (-1.5707963267949) translate (6.5cm 20.4cm)" svg:viewBox="0 0 819 700" svg:d="M700 700c400-100-300-400-700-700">
          <text:p/>
        </draw:path>
        <draw:path draw:style-name="gr14" draw:text-style-name="P1" draw:layer="layout" svg:width="1.233cm" svg:height="1.499cm" draw:transform="rotate (-1.5707963267949) translate (6.7cm 20.5cm)" svg:viewBox="0 0 1234 1500" svg:d="M601 1500c1599-100-301-1200-601-1500">
          <text:p/>
        </draw:path>
        <draw:path draw:style-name="gr14" draw:text-style-name="P1" draw:layer="layout" svg:width="0.498cm" svg:height="0.299cm" draw:transform="rotate (-1.5707963267949) translate (5.5cm 9.101cm)" svg:viewBox="0 0 499 300" svg:d="M0 300c300 0 299-300 499-300">
          <text:p/>
        </draw:path>
        <draw:path draw:style-name="gr15" draw:text-style-name="P1" draw:layer="layout" svg:width="0.598cm" svg:height="1.499cm" draw:transform="rotate (-1.5707963267949) translate (7.3cm 9.101cm)" svg:viewBox="0 0 599 1500" svg:d="M599 0c0 900-100 1400-599 1500">
          <text:p/>
        </draw:path>
        <draw:frame draw:style-name="gr13" draw:text-style-name="P6" draw:layer="layout" svg:width="0.5cm" svg:height="0.803cm" svg:x="5cm" svg:y="7.9cm">
          <draw:text-box>
            <text:p text:style-name="P4"><text:span text:style-name="T2">12</text:span></text:p>
          </draw:text-box>
        </draw:frame>
        <draw:frame draw:style-name="gr13" draw:text-style-name="P6" draw:layer="layout" svg:width="0.5cm" svg:height="0.803cm" svg:x="5.5cm" svg:y="7.901cm">
          <draw:text-box>
            <text:p text:style-name="P4"><text:span text:style-name="T2">13</text:span></text:p>
          </draw:text-box>
        </draw:frame>
        <draw:custom-shape draw:style-name="gr16" draw:text-style-name="P9" draw:layer="layout" svg:width="0.7cm" svg:height="0.4cm" svg:x="7.3cm" svg:y="9.5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9cm" svg:height="0.803cm" svg:x="6.8cm" svg:y="8.797cm">
          <draw:text-box>
            <text:p text:style-name="P4"><text:span text:style-name="T2">R</text:span><text:span text:style-name="T2">a</text:span><text:span text:style-name="T2">s</text:span><text:span text:style-name="T2">p</text:span><text:span text:style-name="T2">b</text:span><text:span text:style-name="T2">e</text:span><text:span text:style-name="T2">r</text:span><text:span text:style-name="T2">r</text:span><text:span text:style-name="T2">y</text:span><text:span text:style-name="T2"> </text:span><text:span text:style-name="T2">P</text:span><text:span text:style-name="T2">i</text:span></text:p>
          </draw:text-box>
        </draw:frame>
        <draw:custom-shape draw:style-name="gr17" draw:text-style-name="P10" draw:layer="layout" svg:width="0.4cm" svg:height="0.4cm" svg:x="6.4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8" draw:text-style-name="P1" draw:layer="layout" svg:width="0.819cm" svg:height="0.124cm" draw:transform="rotate (-1.5707963267949) translate (6.732cm 20.528cm)" svg:viewBox="0 0 820 125" svg:d="M820 107c-279-28-577 110-820-107">
          <text:p/>
        </draw:path>
        <draw:frame draw:style-name="gr19" draw:text-style-name="P12" draw:layer="layout" svg:width="2.6cm" svg:height="1.355cm" svg:x="10.3cm" svg:y="15.545cm">
          <draw:text-box>
            <text:p text:style-name="P11"><text:span text:style-name="T2">coppia blu: </text:span><text:span text:style-name="T2">toroide</text:span></text:p>
            <text:p text:style-name="P11"><text:span text:style-name="T2">(3 coppie libere)</text:span></text:p>
          </draw:text-box>
        </draw:frame>
        <draw:frame draw:style-name="gr20" draw:text-style-name="P12" draw:layer="layout" svg:width="3.4cm" svg:height="1.2cm" svg:x="6.3cm" svg:y="11.9cm">
          <draw:text-box>
            <text:p text:style-name="P11"><text:span text:style-name="T3">cavo Ethernet</text:span></text:p>
            <text:p text:style-name="P11"><text:span text:style-name="T2">arancio: A-, </text:span><text:span text:style-name="T2">arancio/bianco: B+</text:span></text:p>
            <text:p text:style-name="P11"><text:span text:style-name="T2">(3 coppie libere)</text:span></text:p>
          </draw:text-box>
        </draw:frame>
        <draw:frame draw:style-name="gr20" draw:text-style-name="P12" draw:layer="layout" svg:width="3.4cm" svg:height="1.2cm" svg:x="6.4cm" svg:y="9.8cm">
          <draw:text-box>
            <text:p text:style-name="P11"><text:span text:style-name="T3">treccia</text:span></text:p>
            <text:p text:style-name="P11"><text:span text:style-name="T2">verde: A-, giallo: B+</text:span></text:p>
          </draw:text-box>
        </draw:frame>
        <draw:line draw:style-name="gr21" draw:text-style-name="P10" draw:layer="layout" svg:x1="6.6cm" svg:y1="10.1cm" svg:x2="6.3cm" svg:y2="9.6cm">
          <text:p/>
        </draw:line>
        <draw:frame draw:style-name="gr20" draw:text-style-name="P14" draw:layer="layout" svg:width="2.405cm" svg:height="1.2cm" svg:x="2.7cm" svg:y="9.2cm">
          <draw:text-box>
            <text:p text:style-name="P13"><text:span text:style-name="T3">cavo bipolare</text:span></text:p>
            <text:p text:style-name="P13"><text:span text:style-name="T2">blu: A-, marrone: B+</text:span></text:p>
          </draw:text-box>
        </draw:frame>
        <draw:line draw:style-name="gr21" draw:text-style-name="P10" draw:layer="layout" svg:x1="4.8cm" svg:y1="9.7cm" svg:x2="5.4cm" svg:y2="9.3cm">
          <text:p/>
        </draw:line>
        <draw:custom-shape draw:style-name="gr22" draw:text-style-name="P15" draw:layer="layout" svg:width="0.7cm" svg:height="0.4cm" svg:x="11.4cm" svg:y="13.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4cm" svg:height="0.73cm" svg:x="11.3cm" svg:y="13.6cm">
          <draw:text-box>
            <text:p text:style-name="P4"><text:span text:style-name="T1">data logger</text:span></text:p>
          </draw:text-box>
        </draw:frame>
        <draw:frame draw:style-name="gr23" draw:text-style-name="P4" draw:layer="layout" svg:width="0.507cm" svg:height="0.507cm" svg:x="12.2cm" svg:y="12.793cm">
          <draw:image xlink:href="Pictures/10000001000000480000004839EB6B967AB9AE96.png" xlink:type="simple" xlink:show="embed" xlink:actuate="onLoad" draw:mime-type="image/png">
            <text:p/>
          </draw:image>
        </draw:frame>
        <draw:line draw:style-name="gr21" draw:text-style-name="P10" draw:layer="layout" svg:x1="6.4cm" svg:y1="12.2cm" svg:x2="6cm" svg:y2="12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Condensed" svg:font-family="'Ubuntu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5T14:11:51.732000000</meta:creation-date>
    <meta:print-date>2024-02-15T14:30:01.223000000</meta:print-date>
    <dc:date>2024-09-26T11:17:25.285274313</dc:date>
    <meta:editing-duration>PT36M34S</meta:editing-duration>
    <meta:editing-cycles>7</meta:editing-cycles>
    <meta:generator>LibreOffice/7.3.7.2$Linux_X86_64 LibreOffice_project/30$Build-2</meta:generator>
    <meta:document-statistic meta:object-count="52"/>
  </office:meta>
</office:document-meta>
</file>